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"Ah, h-hold it right there, please!!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"Excuse me, but I have a huge favor to
ask of you...!"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can we help you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"Actually, we've had the misfortune of three
of our staff unable to come in today...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"We asked some of our other employees to
cover their shifts, but no-one volunteered.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"Not only that, but we're just about to
hit rush hour..."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"I don't suppose you'd take me up on my
offer...? Perhaps I could tempt you with
double-pay...?"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~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"Please, would you lend me a hand...?!"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"Th-Thank you so much! You've really
saved my bacon!"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